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0634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 ans Linear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ming Analysis for Linear Search</text:p>
          </table:table-cell>
          <table:table-cell table:number-columns-repeated="3"/>
          <table:table-cell office:value-type="string">
            <text:p>C0</text:p>
          </table:table-cell>
          <table:table-cell table:style-name="ce2" office:value-type="float" office:value="0.0000000564286">
            <text:p>5.64E-00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0.000000000989827">
            <text:p>9.90E-0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-0.000000000000177489">
            <text:p>-1.77E-01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-0.0000000000002">
            <text:p>-2E-0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D9]^0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9]^2" office:value-type="float" office:value="10000">
            <text:p>10000</text:p>
          </table:table-cell>
          <table:table-cell table:style-name="ce2" table:formula="of:=16/100000000" office:value-type="float" office:value="0.00000016">
            <text:p>1.60E-007</text:p>
          </table:table-cell>
          <table:table-cell table:formula="of:=[.$I$3] + [.$I$4] * [.D9] + [.$I$5] * [.E9]" office:value-type="float" office:value="0.00000015363641">
            <text:p>1.5363641E-007</text:p>
          </table:table-cell>
          <table:table-cell table:formula="of:=[.G9]-[.F9]" office:value-type="float" office:value="-0.00000000636358999999998">
            <text:p>-6.36358999999998E-009</text:p>
          </table:table-cell>
          <table:table-cell table:formula="of:=[.D9]*[.$I$6]" office:value-type="float" office:value="-0.00000000002">
            <text:p>-2E-011</text:p>
          </table:table-cell>
          <table:table-cell table:formula="of:=[.I9] - [.G9]" office:value-type="float" office:value="-0.00000015365641">
            <text:p>-1.5365641E-0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10]^0"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D10]^2" office:value-type="float" office:value="22500">
            <text:p>22500</text:p>
          </table:table-cell>
          <table:table-cell table:style-name="ce2" table:formula="of:=19/100000000" office:value-type="float" office:value="0.00000019">
            <text:p>1.90E-007</text:p>
          </table:table-cell>
          <table:table-cell table:formula="of:=[.$I$3] + [.$I$4] * [.D10] + [.$I$5] * [.E10]" office:value-type="float" office:value="0.0000002009091475">
            <text:p>2.009091475E-007</text:p>
          </table:table-cell>
          <table:table-cell table:formula="of:=[.G10]-[.F10]" office:value-type="float" office:value="0.0000000109091475">
            <text:p>1.09091475E-008</text:p>
          </table:table-cell>
          <table:table-cell table:formula="of:=[.D10]*[.$I$6]" office:value-type="float" office:value="-0.00000000003">
            <text:p>-3E-011</text:p>
          </table:table-cell>
          <table:table-cell table:formula="of:=[.I10] - [.G10]" office:value-type="float" office:value="-0.0000002009391475">
            <text:p>-2.009391475E-0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11]^0"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11]^2" office:value-type="float" office:value="40000">
            <text:p>40000</text:p>
          </table:table-cell>
          <table:table-cell table:style-name="ce2" table:formula="of:=25/100000000" office:value-type="float" office:value="0.00000025">
            <text:p>2.50E-007</text:p>
          </table:table-cell>
          <table:table-cell table:formula="of:=[.$I$3] + [.$I$4] * [.D11] + [.$I$5] * [.E11]" office:value-type="float" office:value="0.00000024729444">
            <text:p>2.4729444E-007</text:p>
          </table:table-cell>
          <table:table-cell table:formula="of:=[.G11]-[.F11]" office:value-type="float" office:value="-0.00000000270555999999994">
            <text:p>-2.70555999999994E-009</text:p>
          </table:table-cell>
          <table:table-cell table:formula="of:=[.D11]*[.$I$6]" office:value-type="float" office:value="-0.00000000004">
            <text:p>-4E-011</text:p>
          </table:table-cell>
          <table:table-cell table:formula="of:=[.I11] - [.G11]" office:value-type="float" office:value="-0.00000024733444">
            <text:p>-2.4733444E-0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12]^0"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D12]^2" office:value-type="float" office:value="62500">
            <text:p>62500</text:p>
          </table:table-cell>
          <table:table-cell table:style-name="ce2" table:formula="of:=30/100000000" office:value-type="float" office:value="0.0000003">
            <text:p>3.00E-007</text:p>
          </table:table-cell>
          <table:table-cell table:formula="of:=[.$I$3] + [.$I$4] * [.D12] + [.$I$5] * [.E12]" office:value-type="float" office:value="0.0000002927922875">
            <text:p>2.927922875E-007</text:p>
          </table:table-cell>
          <table:table-cell table:formula="of:=[.G12]-[.F12]" office:value-type="float" office:value="-0.00000000720771249999998">
            <text:p>-7.20771249999998E-009</text:p>
          </table:table-cell>
          <table:table-cell table:formula="of:=[.D12]*[.$I$6]" office:value-type="float" office:value="-0.00000000005">
            <text:p>-5E-011</text:p>
          </table:table-cell>
          <table:table-cell table:formula="of:=[.I12] - [.G12]" office:value-type="float" office:value="-0.0000002928422875">
            <text:p>-2.928422875E-0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13]^0"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D13]^2" office:value-type="float" office:value="90000">
            <text:p>90000</text:p>
          </table:table-cell>
          <table:table-cell table:style-name="ce2" table:formula="of:=32/100000000" office:value-type="float" office:value="0.00000032">
            <text:p>3.20E-007</text:p>
          </table:table-cell>
          <table:table-cell table:formula="of:=[.$I$3] + [.$I$4] * [.D13] + [.$I$5] * [.E13]" office:value-type="float" office:value="0.00000033740269">
            <text:p>3.3740269E-007</text:p>
          </table:table-cell>
          <table:table-cell table:formula="of:=[.G13]-[.F13]" office:value-type="float" office:value="0.0000000174026900000001">
            <text:p>1.74026900000001E-008</text:p>
          </table:table-cell>
          <table:table-cell table:formula="of:=[.D13]*[.$I$6]" office:value-type="float" office:value="-0.00000000006">
            <text:p>-6E-011</text:p>
          </table:table-cell>
          <table:table-cell table:formula="of:=[.I13] - [.G13]" office:value-type="float" office:value="-0.00000033746269">
            <text:p>-3.3746269E-0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14]^0"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D14]^2" office:value-type="float" office:value="122500">
            <text:p>122500</text:p>
          </table:table-cell>
          <table:table-cell table:style-name="ce2" table:formula="of:=39/100000000" office:value-type="float" office:value="0.00000039">
            <text:p>3.90E-007</text:p>
          </table:table-cell>
          <table:table-cell table:formula="of:=[.$I$3] + [.$I$4] * [.D14] + [.$I$5] * [.E14]" office:value-type="float" office:value="0.0000003811256475">
            <text:p>3.811256475E-007</text:p>
          </table:table-cell>
          <table:table-cell table:formula="of:=[.G14]-[.F14]" office:value-type="float" office:value="-0.00000000887435250000001">
            <text:p>-8.87435250000001E-009</text:p>
          </table:table-cell>
          <table:table-cell table:formula="of:=[.D14]*[.$I$6]" office:value-type="float" office:value="-0.00000000007">
            <text:p>-7E-011</text:p>
          </table:table-cell>
          <table:table-cell table:formula="of:=[.I14] - [.G14]" office:value-type="float" office:value="-0.0000003811956475">
            <text:p>-3.811956475E-0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D15]^0"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D15]^2" office:value-type="float" office:value="160000">
            <text:p>160000</text:p>
          </table:table-cell>
          <table:table-cell table:style-name="ce2" table:formula="of:=44/100000000" office:value-type="float" office:value="0.00000044">
            <text:p>4.40E-007</text:p>
          </table:table-cell>
          <table:table-cell table:formula="of:=[.$I$3] + [.$I$4] * [.D15] + [.$I$5] * [.E15]" office:value-type="float" office:value="0.00000042396116">
            <text:p>0.000000424</text:p>
          </table:table-cell>
          <table:table-cell table:formula="of:=[.G15]-[.F15]" office:value-type="float" office:value="-0.00000001603884">
            <text:p>-0.000000016</text:p>
          </table:table-cell>
          <table:table-cell table:formula="of:=[.D15]*[.$I$6]" office:value-type="float" office:value="-0.00000000008">
            <text:p>-8E-011</text:p>
          </table:table-cell>
          <table:table-cell table:formula="of:=[.I15] - [.G15]" office:value-type="float" office:value="-0.00000042404116">
            <text:p>-0.0000004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D16]^0"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D16]^2" office:value-type="float" office:value="202500">
            <text:p>202500</text:p>
          </table:table-cell>
          <table:table-cell table:style-name="ce2" table:formula="of:=45/100000000" office:value-type="float" office:value="0.00000045">
            <text:p>4.50E-007</text:p>
          </table:table-cell>
          <table:table-cell table:formula="of:=[.$I$3] + [.$I$4] * [.D16] + [.$I$5] * [.E16]" office:value-type="float" office:value="0.0000004659092275">
            <text:p>4.659092275E-007</text:p>
          </table:table-cell>
          <table:table-cell table:formula="of:=[.G16]-[.F16]" office:value-type="float" office:value="0.0000000159092275000001">
            <text:p>1.59092275000001E-008</text:p>
          </table:table-cell>
          <table:table-cell table:formula="of:=[.D16]*[.$I$6]" office:value-type="float" office:value="-0.00000000009">
            <text:p>-9E-011</text:p>
          </table:table-cell>
          <table:table-cell table:formula="of:=[.I16] - [.G16]" office:value-type="float" office:value="-0.0000004659992275">
            <text:p>-0.00000046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D17]^0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D17]^2" office:value-type="float" office:value="250000">
            <text:p>250000</text:p>
          </table:table-cell>
          <table:table-cell table:style-name="ce2" table:formula="of:=51/100000000" office:value-type="float" office:value="0.00000051">
            <text:p>5.10E-007</text:p>
          </table:table-cell>
          <table:table-cell table:formula="of:=[.$I$3] + [.$I$4] * [.D17] + [.$I$5] * [.E17]" office:value-type="float" office:value="0.00000050696985">
            <text:p>0.000000507</text:p>
          </table:table-cell>
          <table:table-cell table:formula="of:=[.G17]-[.F17]" office:value-type="float" office:value="-0.0000000030301499999999">
            <text:p>-0.000000003</text:p>
          </table:table-cell>
          <table:table-cell table:formula="of:=[.D17]*[.$I$6]" office:value-type="float" office:value="-0.0000000001">
            <text:p>-1E-010</text:p>
          </table:table-cell>
          <table:table-cell table:formula="of:=[.I17] - [.G17]" office:value-type="float" office:value="-0.00000050706985">
            <text:p>-5.0706985E-00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Timing ans Linear'.I37" table:end-x="0.6024in" table:end-y="0.2059in" draw:z-index="0" draw:style-name="gr1" draw:text-style-name="P1" svg:width="6.2988in" svg:height="3.5429in" svg:x="0.0398in" svg:y="0.0394in">
              <draw:object draw:notify-on-update-of-ranges="'Timing ans Linear'.D9:'Timing ans Linear'.D19 'Timing ans Linear'.F8:'Timing ans Linear'.F8 'Timing ans Linear'.F9:'Timing ans Linear'.F19 'Timing ans Linear'.D9:'Timing ans Linear'.D19 'Timing ans Linear'.G8:'Timing ans Linear'.G8 'Timing ans Linear'.G9:'Timing ans Linear'.G19 'Timing ans Linear'.D9:'Timing ans Linear'.D19 'Timing ans Linear'.I8:'Timing ans Linear'.I8 'Timing ans Linear'.I9:'Timing ans Linear'.I19 'Timing ans Linear'.D9:'Timing ans Linear'.D19 'Timing ans Linear'.J8:'Timing ans Linear'.J8 'Timing ans Linear'.J9:'Timing ans Linear'.J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ning ans binary" table:style-name="ta1" table:print="false"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ming Analysis for Binary Search</text:p>
          </table:table-cell>
          <table:table-cell table:number-columns-repeated="3"/>
          <table:table-cell office:value-type="string">
            <text:p>C0</text:p>
          </table:table-cell>
          <table:table-cell table:style-name="ce2" office:value-type="float" office:value="0.0000000282902">
            <text:p>2.83E-00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0.0000000000775209">
            <text:p>7.75E-01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-0.0000000000000910771">
            <text:p>-9.11E-01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table:style-name="ce2" office:value-type="float" office:value="-0.0000000000001">
            <text:p>-1.00E-0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D9]^0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9]^2" office:value-type="float" office:value="10000">
            <text:p>10000</text:p>
          </table:table-cell>
          <table:table-cell table:style-name="ce3" table:formula="of:=3.308/100000000" office:value-type="float" office:value="0.00000003308">
            <text:p>3.308E-008</text:p>
          </table:table-cell>
          <table:table-cell table:style-name="ce3" table:formula="of:=[.$I$3] + [.$I$4] * [.D9] + [.$I$5] * [.E9]" office:value-type="float" office:value="0.000000035131519">
            <text:p>3.5131519E-008</text:p>
          </table:table-cell>
          <table:table-cell table:style-name="ce3" table:formula="of:=[.G9]-[.F9]" office:value-type="float" office:value="0.00000000205151900000001">
            <text:p>2.05151900000001E-009</text:p>
          </table:table-cell>
          <table:table-cell table:style-name="ce3" table:formula="of:=LOG([.D9];2) * [.$I$6]" office:value-type="float" office:value="-0.000000000000664385618977473">
            <text:p>-6.64385618977473E-013</text:p>
          </table:table-cell>
          <table:table-cell table:style-name="ce3" table:formula="of:=[.I9] - [.G9]" office:value-type="float" office:value="-0.000000035132183385619">
            <text:p>-3.5132183385619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10]^0"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D10]^2" office:value-type="float" office:value="22500">
            <text:p>22500</text:p>
          </table:table-cell>
          <table:table-cell table:style-name="ce3" table:formula="of:=3.911/100000000" office:value-type="float" office:value="0.00000003911">
            <text:p>3.911E-008</text:p>
          </table:table-cell>
          <table:table-cell table:style-name="ce3" table:formula="of:=[.$I$3] + [.$I$4] * [.D10] + [.$I$5] * [.E10]" office:value-type="float" office:value="0.00000003786910025">
            <text:p>3.786910025E-008</text:p>
          </table:table-cell>
          <table:table-cell table:style-name="ce3" table:formula="of:=[.G10]-[.F10]" office:value-type="float" office:value="-0.00000000124089975">
            <text:p>-1.24089975E-009</text:p>
          </table:table-cell>
          <table:table-cell table:style-name="ce3" table:formula="of:=LOG([.D10];2) * [.$I$6]" office:value-type="float" office:value="-0.000000000000722881869049588">
            <text:p>-7.22881869049588E-013</text:p>
          </table:table-cell>
          <table:table-cell table:style-name="ce3" table:formula="of:=[.I10] - [.G10]" office:value-type="float" office:value="-0.000000037869823131869">
            <text:p>-3.7869823131869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11]^0"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11]^2" office:value-type="float" office:value="40000">
            <text:p>40000</text:p>
          </table:table-cell>
          <table:table-cell table:style-name="ce3" table:formula="of:=4.325/100000000" office:value-type="float" office:value="0.00000004325">
            <text:p>4.325E-008</text:p>
          </table:table-cell>
          <table:table-cell table:style-name="ce3" table:formula="of:=[.$I$3] + [.$I$4] * [.D11] + [.$I$5] * [.E11]" office:value-type="float" office:value="0.000000040151296">
            <text:p>4.0151296E-008</text:p>
          </table:table-cell>
          <table:table-cell table:style-name="ce3" table:formula="of:=[.G11]-[.F11]" office:value-type="float" office:value="-0.000000003098704">
            <text:p>-3.098704E-009</text:p>
          </table:table-cell>
          <table:table-cell table:style-name="ce3" table:formula="of:=LOG([.D11];2) * [.$I$6]" office:value-type="float" office:value="-0.000000000000764385618977472">
            <text:p>-7.64385618977472E-013</text:p>
          </table:table-cell>
          <table:table-cell table:style-name="ce3" table:formula="of:=[.I11] - [.G11]" office:value-type="float" office:value="-0.000000040152060385619">
            <text:p>-4.0152060385619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12]^0"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D12]^2" office:value-type="float" office:value="62500">
            <text:p>62500</text:p>
          </table:table-cell>
          <table:table-cell table:style-name="ce3" table:formula="of:=4.226/100000000" office:value-type="float" office:value="0.00000004226">
            <text:p>4.226E-008</text:p>
          </table:table-cell>
          <table:table-cell table:style-name="ce3" table:formula="of:=[.$I$3] + [.$I$4] * [.D12] + [.$I$5] * [.E12]" office:value-type="float" office:value="0.00000004197810625">
            <text:p>0.000000042</text:p>
          </table:table-cell>
          <table:table-cell table:style-name="ce3" table:formula="of:=[.G12]-[.F12]" office:value-type="float" office:value="-0.000000000281893750000007">
            <text:p>-2.81893750000007E-010</text:p>
          </table:table-cell>
          <table:table-cell table:style-name="ce3" table:formula="of:=LOG([.D12];2) * [.$I$6]" office:value-type="float" office:value="-0.000000000000796578428466209">
            <text:p>-7.96578428466209E-013</text:p>
          </table:table-cell>
          <table:table-cell table:style-name="ce3" table:formula="of:=[.I12] - [.G12]" office:value-type="float" office:value="-0.0000000419789028284285">
            <text:p>-0.00000004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13]^0"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D13]^2" office:value-type="float" office:value="90000">
            <text:p>90000</text:p>
          </table:table-cell>
          <table:table-cell table:style-name="ce3" table:formula="of:=4.13/100000000" office:value-type="float" office:value="0.0000000413">
            <text:p>4.13E-008</text:p>
          </table:table-cell>
          <table:table-cell table:style-name="ce3" table:formula="of:=[.$I$3] + [.$I$4] * [.D13] + [.$I$5] * [.E13]" office:value-type="float" office:value="0.000000043349531">
            <text:p>4.3349531E-008</text:p>
          </table:table-cell>
          <table:table-cell table:style-name="ce3" table:formula="of:=[.G13]-[.F13]" office:value-type="float" office:value="0.000000002049531">
            <text:p>0.000000002</text:p>
          </table:table-cell>
          <table:table-cell table:style-name="ce3" table:formula="of:=LOG([.D13];2) * [.$I$6]" office:value-type="float" office:value="-0.000000000000822881869049588">
            <text:p>-8.22881869049588E-013</text:p>
          </table:table-cell>
          <table:table-cell table:style-name="ce3" table:formula="of:=[.I13] - [.G13]" office:value-type="float" office:value="-0.000000043350353881869">
            <text:p>-4.3350353881869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14]^0"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D14]^2" office:value-type="float" office:value="122500">
            <text:p>122500</text:p>
          </table:table-cell>
          <table:table-cell table:style-name="ce3" table:formula="of:=4.2434/100000000" office:value-type="float" office:value="0.000000042434">
            <text:p>4.2434E-008</text:p>
          </table:table-cell>
          <table:table-cell table:style-name="ce3" table:formula="of:=[.$I$3] + [.$I$4] * [.D14] + [.$I$5] * [.E14]" office:value-type="float" office:value="0.00000004426557025">
            <text:p>4.426557025E-008</text:p>
          </table:table-cell>
          <table:table-cell table:style-name="ce3" table:formula="of:=[.G14]-[.F14]" office:value-type="float" office:value="0.00000000183157025">
            <text:p>1.83157025E-009</text:p>
          </table:table-cell>
          <table:table-cell table:style-name="ce3" table:formula="of:=LOG([.D14];2) * [.$I$6]" office:value-type="float" office:value="-0.000000000000845121111183233">
            <text:p>-8.45121111183233E-013</text:p>
          </table:table-cell>
          <table:table-cell table:style-name="ce3" table:formula="of:=[.I14] - [.G14]" office:value-type="float" office:value="-0.0000000442664153711112">
            <text:p>-4.42664153711112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D15]^0"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D15]^2" office:value-type="float" office:value="160000">
            <text:p>160000</text:p>
          </table:table-cell>
          <table:table-cell table:style-name="ce3" table:formula="of:=4.46/100000000" office:value-type="float" office:value="0.0000000446">
            <text:p>4.46E-008</text:p>
          </table:table-cell>
          <table:table-cell table:style-name="ce3" table:formula="of:=[.$I$3] + [.$I$4] * [.D15] + [.$I$5] * [.E15]" office:value-type="float" office:value="0.000000044726224">
            <text:p>4.4726224E-008</text:p>
          </table:table-cell>
          <table:table-cell table:style-name="ce3" table:formula="of:=[.G15]-[.F15]" office:value-type="float" office:value="0.000000000126223999999996">
            <text:p>1.26223999999996E-010</text:p>
          </table:table-cell>
          <table:table-cell table:style-name="ce3" table:formula="of:=LOG([.D15];2) * [.$I$6]" office:value-type="float" office:value="-0.000000000000864385618977473">
            <text:p>-8.64385618977473E-013</text:p>
          </table:table-cell>
          <table:table-cell table:style-name="ce3" table:formula="of:=[.I15] - [.G15]" office:value-type="float" office:value="-0.000000044727088385619">
            <text:p>-4.4727088385619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D16]^0"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D16]^2" office:value-type="float" office:value="202500">
            <text:p>202500</text:p>
          </table:table-cell>
          <table:table-cell table:style-name="ce3" table:formula="of:=4.64/100000000" office:value-type="float" office:value="0.0000000464">
            <text:p>4.64E-008</text:p>
          </table:table-cell>
          <table:table-cell table:style-name="ce3" table:formula="of:=[.$I$3] + [.$I$4] * [.D16] + [.$I$5] * [.E16]" office:value-type="float" office:value="0.00000004473149225">
            <text:p>4.473149225E-008</text:p>
          </table:table-cell>
          <table:table-cell table:style-name="ce3" table:formula="of:=[.G16]-[.F16]" office:value-type="float" office:value="-0.00000000166850774999999">
            <text:p>-1.66850774999999E-009</text:p>
          </table:table-cell>
          <table:table-cell table:style-name="ce3" table:formula="of:=LOG([.D16];2) * [.$I$6]" office:value-type="float" office:value="-0.000000000000881378119121704">
            <text:p>-8.81378119121704E-013</text:p>
          </table:table-cell>
          <table:table-cell table:style-name="ce3" table:formula="of:=[.I16] - [.G16]" office:value-type="float" office:value="-0.0000000447323736281191">
            <text:p>-4.47323736281191E-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D17]^0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D17]^2" office:value-type="float" office:value="250000">
            <text:p>250000</text:p>
          </table:table-cell>
          <table:table-cell table:style-name="ce3" table:formula="of:=4.405/100000000" office:value-type="float" office:value="0.00000004405">
            <text:p>4.405E-008</text:p>
          </table:table-cell>
          <table:table-cell table:style-name="ce3" table:formula="of:=[.$I$3] + [.$I$4] * [.D17] + [.$I$5] * [.E17]" office:value-type="float" office:value="0.000000044281375">
            <text:p>4.4281375E-008</text:p>
          </table:table-cell>
          <table:table-cell table:style-name="ce3" table:formula="of:=[.G17]-[.F17]" office:value-type="float" office:value="0.000000000231374999999994">
            <text:p>2.31374999999994E-010</text:p>
          </table:table-cell>
          <table:table-cell table:style-name="ce3" table:formula="of:=LOG([.D17];2) * [.$I$6]" office:value-type="float" office:value="-0.000000000000896578428466209">
            <text:p>-8.96578428466209E-013</text:p>
          </table:table-cell>
          <table:table-cell table:style-name="ce3" table:formula="of:=[.I17] - [.G17]" office:value-type="float" office:value="-0.0000000442822715784285">
            <text:p>-4.42822715784285E-00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Tining ans binary'.H36" table:end-x="0.9579in" table:end-y="0.2059in" draw:z-index="0" draw:style-name="gr1" draw:text-style-name="P1" svg:width="6.7264in" svg:height="3.5429in" svg:x="0.8677in" svg:y="0.0394in">
              <draw:object draw:notify-on-update-of-ranges="'Tining ans binary'.D9:'Tining ans binary'.D19 'Tining ans binary'.F8:'Tining ans binary'.F8 'Tining ans binary'.F9:'Tining ans binary'.F19 'Tining ans binary'.D9:'Tining ans binary'.D19 'Tining ans binary'.G8:'Tining ans binary'.G8 'Tining ans binary'.G9:'Tining ans binary'.G19 'Tining ans binary'.D9:'Tining ans binary'.D19 'Tining ans binary'.I8:'Tining ans binary'.I8 'Tining ans binary'.I9:'Tining ans binary'.I19 'Tining ans binary'.D9:'Tining ans binary'.D19 'Tining ans binary'.J8:'Tining ans binary'.J8 'Tining ans binary'.J9:'Tining ans binary'.J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 ans Linear" table:style-name="ta1" table:print="false"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rational Analysis for linear Search</text:p>
          </table:table-cell>
          <table:table-cell table:number-columns-repeated="3"/>
          <table:table-cell office:value-type="string">
            <text:p>C0</text:p>
          </table:table-cell>
          <table:table-cell table:style-name="ce2" office:value-type="float" office:value="449.75">
            <text:p>4.50E+00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-1.87607">
            <text:p>-1.88E+0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327738">
            <text:p>3.28E-00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table:style-name="ce2" office:value-type="float" office:value="0.004">
            <text:p>4.00E-00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N * 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D9]^0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9]^2" office:value-type="float" office:value="10000">
            <text:p>10000</text:p>
          </table:table-cell>
          <table:table-cell table:style-name="ce3" office:value-type="float" office:value="194">
            <text:p>194</text:p>
          </table:table-cell>
          <table:table-cell table:style-name="ce3" table:formula="of:=[.$I$3] + [.$I$4] * [.D9] + [.$I$5] * [.E9]" office:value-type="float" office:value="294.9168">
            <text:p>294.9168</text:p>
          </table:table-cell>
          <table:table-cell table:style-name="ce3" table:formula="of:=[.G9]-[.F9]" office:value-type="float" office:value="100.9168">
            <text:p>100.9168</text:p>
          </table:table-cell>
          <table:table-cell table:style-name="ce3" table:formula="of:=[.D9] * [.$I$6]" office:value-type="float" office:value="0.4">
            <text:p>0.4</text:p>
          </table:table-cell>
          <table:table-cell table:style-name="ce3" table:formula="of:=[.I9] - [.G9]" office:value-type="float" office:value="-294.5168">
            <text:p>-294.51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10]^0"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10]^2" office:value-type="float" office:value="40000">
            <text:p>40000</text:p>
          </table:table-cell>
          <table:table-cell table:style-name="ce3" office:value-type="float" office:value="344">
            <text:p>344</text:p>
          </table:table-cell>
          <table:table-cell table:style-name="ce3" table:formula="of:=[.$I$3] + [.$I$4] * [.D10] + [.$I$5] * [.E10]" office:value-type="float" office:value="205.6312">
            <text:p>205.6312</text:p>
          </table:table-cell>
          <table:table-cell table:style-name="ce3" table:formula="of:=[.G10]-[.F10]" office:value-type="float" office:value="-138.3688">
            <text:p>-138.3688</text:p>
          </table:table-cell>
          <table:table-cell table:style-name="ce3" table:formula="of:=[.D10] * [.$I$6]" office:value-type="float" office:value="0.8">
            <text:p>0.8</text:p>
          </table:table-cell>
          <table:table-cell table:style-name="ce3" table:formula="of:=[.I10] - [.G10]" office:value-type="float" office:value="-204.8312">
            <text:p>-204.83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11]^0"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D11]^2" office:value-type="float" office:value="90000">
            <text:p>90000</text:p>
          </table:table-cell>
          <table:table-cell table:style-name="ce3" office:value-type="float" office:value="56">
            <text:p>56</text:p>
          </table:table-cell>
          <table:table-cell table:style-name="ce3" table:formula="of:=[.$I$3] + [.$I$4] * [.D11] + [.$I$5] * [.E11]" office:value-type="float" office:value="181.8932">
            <text:p>181.8932</text:p>
          </table:table-cell>
          <table:table-cell table:style-name="ce3" table:formula="of:=[.G11]-[.F11]" office:value-type="float" office:value="125.8932">
            <text:p>125.8932</text:p>
          </table:table-cell>
          <table:table-cell table:style-name="ce3" table:formula="of:=[.D11] * [.$I$6]" office:value-type="float" office:value="1.2">
            <text:p>1.2</text:p>
          </table:table-cell>
          <table:table-cell table:style-name="ce3" table:formula="of:=[.I11] - [.G11]" office:value-type="float" office:value="-180.6932">
            <text:p>-180.69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12]^0"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D12]^2" office:value-type="float" office:value="160000">
            <text:p>160000</text:p>
          </table:table-cell>
          <table:table-cell table:style-name="ce3" office:value-type="float" office:value="476">
            <text:p>476</text:p>
          </table:table-cell>
          <table:table-cell table:style-name="ce3" table:formula="of:=[.$I$3] + [.$I$4] * [.D12] + [.$I$5] * [.E12]" office:value-type="float" office:value="223.7028">
            <text:p>223.7028</text:p>
          </table:table-cell>
          <table:table-cell table:style-name="ce3" table:formula="of:=[.G12]-[.F12]" office:value-type="float" office:value="-252.2972">
            <text:p>-252.2972</text:p>
          </table:table-cell>
          <table:table-cell table:style-name="ce3" table:formula="of:=[.D12] * [.$I$6]" office:value-type="float" office:value="1.6">
            <text:p>1.6</text:p>
          </table:table-cell>
          <table:table-cell table:style-name="ce3" table:formula="of:=[.I12] - [.G12]" office:value-type="float" office:value="-222.1028">
            <text:p>-222.10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13]^0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D13]^2" office:value-type="float" office:value="250000">
            <text:p>250000</text:p>
          </table:table-cell>
          <table:table-cell table:style-name="ce3" office:value-type="float" office:value="354">
            <text:p>354</text:p>
          </table:table-cell>
          <table:table-cell table:style-name="ce3" table:formula="of:=[.$I$3] + [.$I$4] * [.D13] + [.$I$5] * [.E13]" office:value-type="float" office:value="331.06">
            <text:p>331.06</text:p>
          </table:table-cell>
          <table:table-cell table:style-name="ce3" table:formula="of:=[.G13]-[.F13]" office:value-type="float" office:value="-22.9400000000002">
            <text:p>-22.94</text:p>
          </table:table-cell>
          <table:table-cell table:style-name="ce3" table:formula="of:=[.D13] * [.$I$6]" office:value-type="float" office:value="2">
            <text:p>2</text:p>
          </table:table-cell>
          <table:table-cell table:style-name="ce3" table:formula="of:=[.I13] - [.G13]" office:value-type="float" office:value="-329.06">
            <text:p>-329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14]^0"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D14]^2" office:value-type="float" office:value="360000">
            <text:p>360000</text:p>
          </table:table-cell>
          <table:table-cell table:style-name="ce3" office:value-type="float" office:value="224">
            <text:p>224</text:p>
          </table:table-cell>
          <table:table-cell table:style-name="ce3" table:formula="of:=[.$I$3] + [.$I$4] * [.D14] + [.$I$5] * [.E14]" office:value-type="float" office:value="503.9648">
            <text:p>503.9648</text:p>
          </table:table-cell>
          <table:table-cell table:style-name="ce3" table:formula="of:=[.G14]-[.F14]" office:value-type="float" office:value="279.9648">
            <text:p>279.9648</text:p>
          </table:table-cell>
          <table:table-cell table:style-name="ce3" table:formula="of:=[.D14] * [.$I$6]" office:value-type="float" office:value="2.4">
            <text:p>2.4</text:p>
          </table:table-cell>
          <table:table-cell table:style-name="ce3" table:formula="of:=[.I14] - [.G14]" office:value-type="float" office:value="-501.5648">
            <text:p>-501.56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D15]^0"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D15]^2" office:value-type="float" office:value="490000">
            <text:p>490000</text:p>
          </table:table-cell>
          <table:table-cell table:style-name="ce3" office:value-type="float" office:value="730">
            <text:p>730</text:p>
          </table:table-cell>
          <table:table-cell table:style-name="ce3" table:formula="of:=[.$I$3] + [.$I$4] * [.D15] + [.$I$5] * [.E15]" office:value-type="float" office:value="742.4172">
            <text:p>742.4172</text:p>
          </table:table-cell>
          <table:table-cell table:style-name="ce3" table:formula="of:=[.G15]-[.F15]" office:value-type="float" office:value="12.4171999999999">
            <text:p>12.4172</text:p>
          </table:table-cell>
          <table:table-cell table:style-name="ce3" table:formula="of:=[.D15] * [.$I$6]" office:value-type="float" office:value="2.8">
            <text:p>2.8</text:p>
          </table:table-cell>
          <table:table-cell table:style-name="ce3" table:formula="of:=[.I15] - [.G15]" office:value-type="float" office:value="-739.6172">
            <text:p>-739.617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D16]^0"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D16]^2" office:value-type="float" office:value="640000">
            <text:p>640000</text:p>
          </table:table-cell>
          <table:table-cell table:style-name="ce3" office:value-type="float" office:value="1152">
            <text:p>1152</text:p>
          </table:table-cell>
          <table:table-cell table:style-name="ce3" table:formula="of:=[.$I$3] + [.$I$4] * [.D16] + [.$I$5] * [.E16]" office:value-type="float" office:value="1046.4172">
            <text:p>1046.4172</text:p>
          </table:table-cell>
          <table:table-cell table:style-name="ce3" table:formula="of:=[.G16]-[.F16]" office:value-type="float" office:value="-105.5828">
            <text:p>-105.5828</text:p>
          </table:table-cell>
          <table:table-cell table:style-name="ce3" table:formula="of:=[.D16] * [.$I$6]" office:value-type="float" office:value="3.2">
            <text:p>3.2</text:p>
          </table:table-cell>
          <table:table-cell table:style-name="ce3" table:formula="of:=[.I16] - [.G16]" office:value-type="float" office:value="-1043.2172">
            <text:p>-1043.2172</text:p>
          </table:table-cell>
          <table:table-cell table:number-columns-repeated="1014"/>
        </table:table-row>
        <table:table-row table:style-name="ro1">
          <table:table-cell>
            <draw:frame table:end-cell-address="'Operational ans Linear'.H34" table:end-x="0.9579in" table:end-y="0.1638in" draw:z-index="0" draw:style-name="gr1" draw:text-style-name="P1" svg:width="6.7264in" svg:height="3.5429in" svg:x="0.8677in" svg:y="0.2083in">
              <draw:object draw:notify-on-update-of-ranges="'Operational ans Linear'.D9:'Operational ans Linear'.D19 'Operational ans Linear'.F8:'Operational ans Linear'.F8 'Operational ans Linear'.F9:'Operational ans Linear'.F19 'Operational ans Linear'.D9:'Operational ans Linear'.D19 'Operational ans Linear'.G8:'Operational ans Linear'.G8 'Operational ans Linear'.G9:'Operational ans Linear'.G19 'Operational ans Linear'.D9:'Operational ans Linear'.D19 'Operational ans Linear'.I8:'Operational ans Linear'.I8 'Operational ans Linear'.I9:'Operational ans Linear'.I19 'Operational ans Linear'.D9:'Operational ans Linear'.D19 'Operational ans Linear'.J8:'Operational ans Linear'.J8 'Operational ans Linear'.J9:'Operational ans Linear'.J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 ans Binary" table:style-name="ta1" table:print="false"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rational Analysis for Binary Search</text:p>
          </table:table-cell>
          <table:table-cell table:number-columns-repeated="3"/>
          <table:table-cell office:value-type="string">
            <text:p>C0</text:p>
          </table:table-cell>
          <table:table-cell table:style-name="ce2" office:value-type="float" office:value="70.0357">
            <text:p>7.00E+00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1</text:p>
          </table:table-cell>
          <table:table-cell table:style-name="ce2" office:value-type="float" office:value="-0.0375">
            <text:p>-3.75E-00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0297619">
            <text:p>2.98E-00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table:style-name="ce2" office:value-type="float" office:value="0.00003">
            <text:p>3.00E-00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og(n) * 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D9]^0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9]^2" office:value-type="float" office:value="10000">
            <text:p>10000</text:p>
          </table:table-cell>
          <table:table-cell table:style-name="ce3" office:value-type="float" office:value="72">
            <text:p>72</text:p>
          </table:table-cell>
          <table:table-cell table:style-name="ce3" table:formula="of:=[.$I$3] + [.$I$4] * [.D9] + [.$I$5] * [.E9]" office:value-type="float" office:value="66.583319">
            <text:p>66.583319</text:p>
          </table:table-cell>
          <table:table-cell table:style-name="ce3" table:formula="of:=[.G9]-[.F9]" office:value-type="float" office:value="-5.416681">
            <text:p>-5.416681</text:p>
          </table:table-cell>
          <table:table-cell table:style-name="ce3" table:formula="of:=LOG([.D9];2) * [.$I$6]" office:value-type="float" office:value="0.000199315685693242">
            <text:p>0.0001993157</text:p>
          </table:table-cell>
          <table:table-cell table:style-name="ce3" table:formula="of:=[.I9] - [.G9]" office:value-type="float" office:value="-66.5831196843143">
            <text:p>-66.58311968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10]^0"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10]^2" office:value-type="float" office:value="40000">
            <text:p>40000</text:p>
          </table:table-cell>
          <table:table-cell table:style-name="ce3" office:value-type="float" office:value="62">
            <text:p>62</text:p>
          </table:table-cell>
          <table:table-cell table:style-name="ce3" table:formula="of:=[.$I$3] + [.$I$4] * [.D10] + [.$I$5] * [.E10]" office:value-type="float" office:value="63.726176">
            <text:p>63.726176</text:p>
          </table:table-cell>
          <table:table-cell table:style-name="ce3" table:formula="of:=[.G10]-[.F10]" office:value-type="float" office:value="1.726176">
            <text:p>1.726176</text:p>
          </table:table-cell>
          <table:table-cell table:style-name="ce3" table:formula="of:=LOG([.D10];2) * [.$I$6]" office:value-type="float" office:value="0.000229315685693242">
            <text:p>0.0002293157</text:p>
          </table:table-cell>
          <table:table-cell table:style-name="ce3" table:formula="of:=[.I10] - [.G10]" office:value-type="float" office:value="-63.7259466843143">
            <text:p>-63.72594668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11]^0"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D11]^2" office:value-type="float" office:value="90000">
            <text:p>90000</text:p>
          </table:table-cell>
          <table:table-cell table:style-name="ce3" office:value-type="float" office:value="52">
            <text:p>52</text:p>
          </table:table-cell>
          <table:table-cell table:style-name="ce3" table:formula="of:=[.$I$3] + [.$I$4] * [.D11] + [.$I$5] * [.E11]" office:value-type="float" office:value="61.464271">
            <text:p>61.464271</text:p>
          </table:table-cell>
          <table:table-cell table:style-name="ce3" table:formula="of:=[.G11]-[.F11]" office:value-type="float" office:value="9.464271">
            <text:p>9.464271</text:p>
          </table:table-cell>
          <table:table-cell table:style-name="ce3" table:formula="of:=LOG([.D11];2) * [.$I$6]" office:value-type="float" office:value="0.000246864560714876">
            <text:p>0.0002468646</text:p>
          </table:table-cell>
          <table:table-cell table:style-name="ce3" table:formula="of:=[.I11] - [.G11]" office:value-type="float" office:value="-61.4640241354393">
            <text:p>-61.464024135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12]^0"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D12]^2" office:value-type="float" office:value="160000">
            <text:p>160000</text:p>
          </table:table-cell>
          <table:table-cell table:style-name="ce3" office:value-type="float" office:value="52">
            <text:p>52</text:p>
          </table:table-cell>
          <table:table-cell table:style-name="ce3" table:formula="of:=[.$I$3] + [.$I$4] * [.D12] + [.$I$5] * [.E12]" office:value-type="float" office:value="59.797604">
            <text:p>59.797604</text:p>
          </table:table-cell>
          <table:table-cell table:style-name="ce3" table:formula="of:=[.G12]-[.F12]" office:value-type="float" office:value="7.79760400000001">
            <text:p>7.797604</text:p>
          </table:table-cell>
          <table:table-cell table:style-name="ce3" table:formula="of:=LOG([.D12];2) * [.$I$6]" office:value-type="float" office:value="0.000259315685693242">
            <text:p>0.0002593157</text:p>
          </table:table-cell>
          <table:table-cell table:style-name="ce3" table:formula="of:=[.I12] - [.G12]" office:value-type="float" office:value="-59.7973446843143">
            <text:p>-59.79734468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13]^0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D13]^2" office:value-type="float" office:value="250000">
            <text:p>250000</text:p>
          </table:table-cell>
          <table:table-cell table:style-name="ce3" office:value-type="float" office:value="82">
            <text:p>82</text:p>
          </table:table-cell>
          <table:table-cell table:style-name="ce3" table:formula="of:=[.$I$3] + [.$I$4] * [.D13] + [.$I$5] * [.E13]" office:value-type="float" office:value="58.726175">
            <text:p>58.726175</text:p>
          </table:table-cell>
          <table:table-cell table:style-name="ce3" table:formula="of:=[.G13]-[.F13]" office:value-type="float" office:value="-23.273825">
            <text:p>-23.273825</text:p>
          </table:table-cell>
          <table:table-cell table:style-name="ce3" table:formula="of:=LOG([.D13];2) * [.$I$6]" office:value-type="float" office:value="0.000268973528539863">
            <text:p>0.0002689735</text:p>
          </table:table-cell>
          <table:table-cell table:style-name="ce3" table:formula="of:=[.I13] - [.G13]" office:value-type="float" office:value="-58.7259060264715">
            <text:p>-58.725906026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14]^0"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D14]^2" office:value-type="float" office:value="360000">
            <text:p>360000</text:p>
          </table:table-cell>
          <table:table-cell table:style-name="ce3" office:value-type="float" office:value="42">
            <text:p>42</text:p>
          </table:table-cell>
          <table:table-cell table:style-name="ce3" table:formula="of:=[.$I$3] + [.$I$4] * [.D14] + [.$I$5] * [.E14]" office:value-type="float" office:value="58.249984">
            <text:p>58.249984</text:p>
          </table:table-cell>
          <table:table-cell table:style-name="ce3" table:formula="of:=[.G14]-[.F14]" office:value-type="float" office:value="16.249984">
            <text:p>16.249984</text:p>
          </table:table-cell>
          <table:table-cell table:style-name="ce3" table:formula="of:=LOG([.D14];2) * [.$I$6]" office:value-type="float" office:value="0.000276864560714876">
            <text:p>0.0002768646</text:p>
          </table:table-cell>
          <table:table-cell table:style-name="ce3" table:formula="of:=[.I14] - [.G14]" office:value-type="float" office:value="-58.2497071354393">
            <text:p>-58.249707135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D15]^0"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D15]^2" office:value-type="float" office:value="490000">
            <text:p>490000</text:p>
          </table:table-cell>
          <table:table-cell table:style-name="ce3" office:value-type="float" office:value="72">
            <text:p>72</text:p>
          </table:table-cell>
          <table:table-cell table:style-name="ce3" table:formula="of:=[.$I$3] + [.$I$4] * [.D15] + [.$I$5] * [.E15]" office:value-type="float" office:value="58.369031">
            <text:p>58.369031</text:p>
          </table:table-cell>
          <table:table-cell table:style-name="ce3" table:formula="of:=[.G15]-[.F15]" office:value-type="float" office:value="-13.630969">
            <text:p>-13.630969</text:p>
          </table:table-cell>
          <table:table-cell table:style-name="ce3" table:formula="of:=LOG([.D15];2) * [.$I$6]" office:value-type="float" office:value="0.00028353633335497">
            <text:p>0.0002835363</text:p>
          </table:table-cell>
          <table:table-cell table:style-name="ce3" table:formula="of:=[.I15] - [.G15]" office:value-type="float" office:value="-58.3687474636667">
            <text:p>-58.36874746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D16]^0"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D16]^2" office:value-type="float" office:value="640000">
            <text:p>640000</text:p>
          </table:table-cell>
          <table:table-cell table:style-name="ce3" office:value-type="float" office:value="52">
            <text:p>52</text:p>
          </table:table-cell>
          <table:table-cell table:style-name="ce3" table:formula="of:=[.$I$3] + [.$I$4] * [.D16] + [.$I$5] * [.E16]" office:value-type="float" office:value="59.083316">
            <text:p>59.083316</text:p>
          </table:table-cell>
          <table:table-cell table:style-name="ce3" table:formula="of:=[.G16]-[.F16]" office:value-type="float" office:value="7.08331600000001">
            <text:p>7.083316</text:p>
          </table:table-cell>
          <table:table-cell table:style-name="ce3" table:formula="of:=LOG([.D16];2) * [.$I$6]" office:value-type="float" office:value="0.000289315685693242">
            <text:p>0.0002893157</text:p>
          </table:table-cell>
          <table:table-cell table:style-name="ce3" table:formula="of:=[.I16] - [.G16]" office:value-type="float" office:value="-59.0830266843143">
            <text:p>-59.0830266843</text:p>
          </table:table-cell>
          <table:table-cell table:number-columns-repeated="1014"/>
        </table:table-row>
        <table:table-row table:style-name="ro1">
          <table:table-cell>
            <draw:frame table:end-cell-address="'Operational ans Binary'.H34" table:end-x="0.9579in" table:end-y="0.1638in" draw:z-index="0" draw:style-name="gr1" draw:text-style-name="P1" svg:width="6.7264in" svg:height="3.5429in" svg:x="0.8677in" svg:y="0.2083in">
              <draw:object draw:notify-on-update-of-ranges="'Operational ans Binary'.D9:'Operational ans Binary'.D19 'Operational ans Binary'.F8:'Operational ans Binary'.F8 'Operational ans Binary'.F9:'Operational ans Binary'.F19 'Operational ans Binary'.D9:'Operational ans Binary'.D19 'Operational ans Binary'.G8:'Operational ans Binary'.G8 'Operational ans Binary'.G9:'Operational ans Binary'.G19 'Operational ans Binary'.D9:'Operational ans Binary'.D19 'Operational ans Binary'.I8:'Operational ans Binary'.I8 'Operational ans Binary'.I9:'Operational ans Binary'.I19 'Operational ans Binary'.D9:'Operational ans Binary'.D19 'Operational ans Binary'.J8:'Operational ans Binary'.J8 'Operational ans Binary'.J9:'Operational ans Binary'.J1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11/04/2023</text:date>, <text:time>11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1-02T20:57:15.09</meta:creation-date>
    <meta:generator>OpenOffice/4.1.14$Win32 OpenOffice.org_project/4114m1$Build-9811</meta:generator>
    <dc:date>2023-11-04T11:21:35.59</dc:date>
    <dc:creator>Eduardo Murillo</dc:creator>
    <meta:editing-duration>PT4H10M50S</meta:editing-duration>
    <meta:editing-cycles>23</meta:editing-cycles>
    <meta:document-statistic meta:table-count="4" meta:cell-count="3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86cm" svg:height="9cm" xlink:href=".." xlink:type="simple" chart:class="chart:scatter" chart:style-name="ch1">
        <chart:legend chart:legend-position="end" svg:x="14.234cm" svg:y="3.402cm" style:legend-expansion="high" chart:style-name="ch2"/>
        <chart:plot-area chart:style-name="ch3" table:cell-range-address="'Tining ans binary'.D9:'Tining ans binary'.D19 'Tining ans binary'.F8:'Tining ans binary'.G19 'Tining ans binary'.I8:'Tining ans binary'.J19" chart:data-source-has-labels="row" svg:x="0.791cm" svg:y="0.855cm" svg:width="12.761cm" svg:height="7.545cm">
          <chartooo:coordinate-region svg:x="2.921cm" svg:y="1.067cm" svg:width="10.35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ning ans binary'.F9:'Tining ans binary'.F19" chart:label-cell-address="'Tining ans binary'.F8:'Tining ans binary'.F8" chart:class="chart:scatter">
            <chart:domain table:cell-range-address="'Tining ans binary'.D9:'Tining ans binary'.D19"/>
            <chart:data-point chart:repeated="11"/>
          </chart:series>
          <chart:series chart:style-name="ch7" chart:values-cell-range-address="'Tining ans binary'.G9:'Tining ans binary'.G19" chart:label-cell-address="'Tining ans binary'.G8:'Tining ans binary'.G8" chart:class="chart:scatter">
            <chart:data-point chart:repeated="11"/>
          </chart:series>
          <chart:series chart:style-name="ch8" chart:values-cell-range-address="'Tining ans binary'.I9:'Tining ans binary'.I19" chart:label-cell-address="'Tining ans binary'.I8:'Tining ans binary'.I8" chart:class="chart:scatter">
            <chart:data-point chart:repeated="11"/>
          </chart:series>
          <chart:series chart:style-name="ch9" chart:values-cell-range-address="'Tining ans binary'.J9:'Tining ans binary'.J19" chart:label-cell-address="'Tining ans binary'.J8:'Tining ans binary'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Tining ans binary'.F8:'Tining ans binary'.F8</svg:desc>
                </draw:g>
              </table:table-cell>
              <table:table-cell office:value-type="string">
                <text:p>f'(n)</text:p>
                <draw:g>
                  <svg:desc>'Tining ans binary'.G8:'Tining ans binary'.G8</svg:desc>
                </draw:g>
              </table:table-cell>
              <table:table-cell office:value-type="string">
                <text:p>BigO</text:p>
                <draw:g>
                  <svg:desc>'Tining ans binary'.I8:'Tining ans binary'.I8</svg:desc>
                </draw:g>
              </table:table-cell>
              <table:table-cell office:value-type="string">
                <text:p>Difference</text:p>
                <draw:g>
                  <svg:desc>'Tining ans binary'.J8:'Tining ans binary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ining ans binary'.D9:'Tining ans binary'.D19</svg:desc>
                </draw:g>
              </table:table-cell>
              <table:table-cell office:value-type="float" office:value="0.00000003308">
                <text:p>0.00000003308</text:p>
                <draw:g>
                  <svg:desc>'Tining ans binary'.F9:'Tining ans binary'.F19</svg:desc>
                </draw:g>
              </table:table-cell>
              <table:table-cell office:value-type="float" office:value="0.000000035131519">
                <text:p>0.000000035131519</text:p>
                <draw:g>
                  <svg:desc>'Tining ans binary'.G9:'Tining ans binary'.G19</svg:desc>
                </draw:g>
              </table:table-cell>
              <table:table-cell office:value-type="float" office:value="-0.000000000000664385618977473">
                <text:p>-0.000000000000664385618977473</text:p>
                <draw:g>
                  <svg:desc>'Tining ans binary'.I9:'Tining ans binary'.I19</svg:desc>
                </draw:g>
              </table:table-cell>
              <table:table-cell office:value-type="float" office:value="-0.000000035132183385619">
                <text:p>-0.000000035132183385619</text:p>
                <draw:g>
                  <svg:desc>'Tining ans binary'.J9:'Tining ans binary'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0000003911">
                <text:p>0.00000003911</text:p>
              </table:table-cell>
              <table:table-cell office:value-type="float" office:value="0.00000003786910025">
                <text:p>0.00000003786910025</text:p>
              </table:table-cell>
              <table:table-cell office:value-type="float" office:value="-0.000000000000722881869049588">
                <text:p>-0.000000000000722881869049588</text:p>
              </table:table-cell>
              <table:table-cell office:value-type="float" office:value="-0.000000037869823131869">
                <text:p>-0.000000037869823131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000004325">
                <text:p>0.00000004325</text:p>
              </table:table-cell>
              <table:table-cell office:value-type="float" office:value="0.000000040151296">
                <text:p>0.000000040151296</text:p>
              </table:table-cell>
              <table:table-cell office:value-type="float" office:value="-0.000000000000764385618977472">
                <text:p>-0.000000000000764385618977472</text:p>
              </table:table-cell>
              <table:table-cell office:value-type="float" office:value="-0.000000040152060385619">
                <text:p>-0.000000040152060385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000004226">
                <text:p>0.00000004226</text:p>
              </table:table-cell>
              <table:table-cell office:value-type="float" office:value="0.00000004197810625">
                <text:p>0.00000004197810625</text:p>
              </table:table-cell>
              <table:table-cell office:value-type="float" office:value="-0.000000000000796578428466209">
                <text:p>-0.000000000000796578428466209</text:p>
              </table:table-cell>
              <table:table-cell office:value-type="float" office:value="-0.0000000419789028284285">
                <text:p>-0.0000000419789028284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00000413">
                <text:p>0.0000000413</text:p>
              </table:table-cell>
              <table:table-cell office:value-type="float" office:value="0.000000043349531">
                <text:p>0.000000043349531</text:p>
              </table:table-cell>
              <table:table-cell office:value-type="float" office:value="-0.000000000000822881869049588">
                <text:p>-0.000000000000822881869049588</text:p>
              </table:table-cell>
              <table:table-cell office:value-type="float" office:value="-0.000000043350353881869">
                <text:p>-0.000000043350353881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000000042434">
                <text:p>0.000000042434</text:p>
              </table:table-cell>
              <table:table-cell office:value-type="float" office:value="0.00000004426557025">
                <text:p>0.00000004426557025</text:p>
              </table:table-cell>
              <table:table-cell office:value-type="float" office:value="-0.000000000000845121111183233">
                <text:p>-0.000000000000845121111183233</text:p>
              </table:table-cell>
              <table:table-cell office:value-type="float" office:value="-0.0000000442664153711112">
                <text:p>-0.0000000442664153711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0000000446">
                <text:p>0.0000000446</text:p>
              </table:table-cell>
              <table:table-cell office:value-type="float" office:value="0.000000044726224">
                <text:p>0.000000044726224</text:p>
              </table:table-cell>
              <table:table-cell office:value-type="float" office:value="-0.000000000000864385618977473">
                <text:p>-0.000000000000864385618977473</text:p>
              </table:table-cell>
              <table:table-cell office:value-type="float" office:value="-0.000000044727088385619">
                <text:p>-0.000000044727088385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0000000464">
                <text:p>0.0000000464</text:p>
              </table:table-cell>
              <table:table-cell office:value-type="float" office:value="0.00000004473149225">
                <text:p>0.00000004473149225</text:p>
              </table:table-cell>
              <table:table-cell office:value-type="float" office:value="-0.000000000000881378119121704">
                <text:p>-0.000000000000881378119121704</text:p>
              </table:table-cell>
              <table:table-cell office:value-type="float" office:value="-0.0000000447323736281191">
                <text:p>-0.0000000447323736281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0000004405">
                <text:p>0.00000004405</text:p>
              </table:table-cell>
              <table:table-cell office:value-type="float" office:value="0.000000044281375">
                <text:p>0.000000044281375</text:p>
              </table:table-cell>
              <table:table-cell office:value-type="float" office:value="-0.000000000000896578428466209">
                <text:p>-0.000000000000896578428466209</text:p>
              </table:table-cell>
              <table:table-cell office:value-type="float" office:value="-0.0000000442822715784285">
                <text:p>-0.000000044282271578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'Timing ans Linear'.D9:'Timing ans Linear'.D19 'Timing ans Linear'.F8:'Timing ans Linear'.G19 'Timing ans Linear'.I8:'Timing ans Linear'.J19" chart:data-source-has-labels="row" svg:x="0.77cm" svg:y="0.855cm" svg:width="11.738cm" svg:height="7.545cm">
          <chartooo:coordinate-region svg:x="2.714cm" svg:y="1.067cm" svg:width="9.51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ing ans Linear'.F9:'Timing ans Linear'.F19" chart:label-cell-address="'Timing ans Linear'.F8:'Timing ans Linear'.F8" chart:class="chart:scatter">
            <chart:domain table:cell-range-address="'Timing ans Linear'.D9:'Timing ans Linear'.D19"/>
            <chart:data-point chart:repeated="11"/>
          </chart:series>
          <chart:series chart:style-name="ch7" chart:values-cell-range-address="'Timing ans Linear'.G9:'Timing ans Linear'.G19" chart:label-cell-address="'Timing ans Linear'.G8:'Timing ans Linear'.G8" chart:class="chart:scatter">
            <chart:data-point chart:repeated="11"/>
          </chart:series>
          <chart:series chart:style-name="ch8" chart:values-cell-range-address="'Timing ans Linear'.I9:'Timing ans Linear'.I19" chart:label-cell-address="'Timing ans Linear'.I8:'Timing ans Linear'.I8" chart:class="chart:scatter">
            <chart:data-point chart:repeated="11"/>
          </chart:series>
          <chart:series chart:style-name="ch9" chart:values-cell-range-address="'Timing ans Linear'.J9:'Timing ans Linear'.J19" chart:label-cell-address="'Timing ans Linear'.J8:'Timing ans Linear'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Timing ans Linear'.F8:'Timing ans Linear'.F8</svg:desc>
                </draw:g>
              </table:table-cell>
              <table:table-cell office:value-type="string">
                <text:p>f'(n)</text:p>
                <draw:g>
                  <svg:desc>'Timing ans Linear'.G8:'Timing ans Linear'.G8</svg:desc>
                </draw:g>
              </table:table-cell>
              <table:table-cell office:value-type="string">
                <text:p>BigO</text:p>
                <draw:g>
                  <svg:desc>'Timing ans Linear'.I8:'Timing ans Linear'.I8</svg:desc>
                </draw:g>
              </table:table-cell>
              <table:table-cell office:value-type="string">
                <text:p>Difference</text:p>
                <draw:g>
                  <svg:desc>'Timing ans Linear'.J8:'Timing ans Linear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iming ans Linear'.D9:'Timing ans Linear'.D19</svg:desc>
                </draw:g>
              </table:table-cell>
              <table:table-cell office:value-type="float" office:value="0.00000016">
                <text:p>0.00000016</text:p>
                <draw:g>
                  <svg:desc>'Timing ans Linear'.F9:'Timing ans Linear'.F19</svg:desc>
                </draw:g>
              </table:table-cell>
              <table:table-cell office:value-type="float" office:value="0.00000015363641">
                <text:p>0.00000015363641</text:p>
                <draw:g>
                  <svg:desc>'Timing ans Linear'.G9:'Timing ans Linear'.G19</svg:desc>
                </draw:g>
              </table:table-cell>
              <table:table-cell office:value-type="float" office:value="-0.00000000002">
                <text:p>-0.00000000002</text:p>
                <draw:g>
                  <svg:desc>'Timing ans Linear'.I9:'Timing ans Linear'.I19</svg:desc>
                </draw:g>
              </table:table-cell>
              <table:table-cell office:value-type="float" office:value="-0.00000015365641">
                <text:p>-0.00000015365641</text:p>
                <draw:g>
                  <svg:desc>'Timing ans Linear'.J9:'Timing ans Linear'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0000019">
                <text:p>0.00000019</text:p>
              </table:table-cell>
              <table:table-cell office:value-type="float" office:value="0.0000002009091475">
                <text:p>0.0000002009091475</text:p>
              </table:table-cell>
              <table:table-cell office:value-type="float" office:value="-0.00000000003">
                <text:p>-0.00000000003</text:p>
              </table:table-cell>
              <table:table-cell office:value-type="float" office:value="-0.0000002009391475">
                <text:p>-0.000000200939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000025">
                <text:p>0.00000025</text:p>
              </table:table-cell>
              <table:table-cell office:value-type="float" office:value="0.00000024729444">
                <text:p>0.00000024729444</text:p>
              </table:table-cell>
              <table:table-cell office:value-type="float" office:value="-0.00000000004">
                <text:p>-0.00000000004</text:p>
              </table:table-cell>
              <table:table-cell office:value-type="float" office:value="-0.00000024733444">
                <text:p>-0.00000024733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2927922875">
                <text:p>0.0000002927922875</text:p>
              </table:table-cell>
              <table:table-cell office:value-type="float" office:value="-0.00000000005">
                <text:p>-0.00000000005</text:p>
              </table:table-cell>
              <table:table-cell office:value-type="float" office:value="-0.0000002928422875">
                <text:p>-0.000000292842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000032">
                <text:p>0.00000032</text:p>
              </table:table-cell>
              <table:table-cell office:value-type="float" office:value="0.00000033740269">
                <text:p>0.00000033740269</text:p>
              </table:table-cell>
              <table:table-cell office:value-type="float" office:value="-0.00000000006">
                <text:p>-0.00000000006</text:p>
              </table:table-cell>
              <table:table-cell office:value-type="float" office:value="-0.00000033746269">
                <text:p>-0.00000033746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00000039">
                <text:p>0.00000039</text:p>
              </table:table-cell>
              <table:table-cell office:value-type="float" office:value="0.0000003811256475">
                <text:p>0.0000003811256475</text:p>
              </table:table-cell>
              <table:table-cell office:value-type="float" office:value="-0.00000000007">
                <text:p>-0.00000000007</text:p>
              </table:table-cell>
              <table:table-cell office:value-type="float" office:value="-0.0000003811956475">
                <text:p>-0.0000003811956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00000044">
                <text:p>0.00000044</text:p>
              </table:table-cell>
              <table:table-cell office:value-type="float" office:value="0.00000042396116">
                <text:p>0.00000042396116</text:p>
              </table:table-cell>
              <table:table-cell office:value-type="float" office:value="-0.00000000008">
                <text:p>-0.00000000008</text:p>
              </table:table-cell>
              <table:table-cell office:value-type="float" office:value="-0.00000042404116">
                <text:p>-0.00000042404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00000045">
                <text:p>0.00000045</text:p>
              </table:table-cell>
              <table:table-cell office:value-type="float" office:value="0.0000004659092275">
                <text:p>0.0000004659092275</text:p>
              </table:table-cell>
              <table:table-cell office:value-type="float" office:value="-0.00000000009">
                <text:p>-0.00000000009</text:p>
              </table:table-cell>
              <table:table-cell office:value-type="float" office:value="-0.0000004659992275">
                <text:p>-0.0000004659992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0000051">
                <text:p>0.00000051</text:p>
              </table:table-cell>
              <table:table-cell office:value-type="float" office:value="0.00000050696985">
                <text:p>0.00000050696985</text:p>
              </table:table-cell>
              <table:table-cell office:value-type="float" office:value="-0.0000000001">
                <text:p>-0.0000000001</text:p>
              </table:table-cell>
              <table:table-cell office:value-type="float" office:value="-0.00000050706985">
                <text:p>-0.00000050706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86cm" svg:height="9cm" xlink:href=".." xlink:type="simple" chart:class="chart:scatter" chart:style-name="ch1">
        <chart:legend chart:legend-position="end" svg:x="14.234cm" svg:y="3.402cm" style:legend-expansion="high" chart:style-name="ch2"/>
        <chart:plot-area chart:style-name="ch3" table:cell-range-address="'Operational ans Linear'.D9:'Operational ans Linear'.D19 'Operational ans Linear'.F8:'Operational ans Linear'.G19 'Operational ans Linear'.I8:'Operational ans Linear'.J19" chart:data-source-has-labels="row" svg:x="0.791cm" svg:y="0.855cm" svg:width="12.761cm" svg:height="7.545cm">
          <chartooo:coordinate-region svg:x="1.889cm" svg:y="1.067cm" svg:width="11.383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rational ans Linear'.F9:'Operational ans Linear'.F19" chart:label-cell-address="'Operational ans Linear'.F8:'Operational ans Linear'.F8" chart:class="chart:scatter">
            <chart:domain table:cell-range-address="'Operational ans Linear'.D9:'Operational ans Linear'.D19"/>
            <chart:data-point chart:repeated="11"/>
          </chart:series>
          <chart:series chart:style-name="ch7" chart:values-cell-range-address="'Operational ans Linear'.G9:'Operational ans Linear'.G19" chart:label-cell-address="'Operational ans Linear'.G8:'Operational ans Linear'.G8" chart:class="chart:scatter">
            <chart:data-point chart:repeated="11"/>
          </chart:series>
          <chart:series chart:style-name="ch8" chart:values-cell-range-address="'Operational ans Linear'.I9:'Operational ans Linear'.I19" chart:label-cell-address="'Operational ans Linear'.I8:'Operational ans Linear'.I8" chart:class="chart:scatter">
            <chart:data-point chart:repeated="11"/>
          </chart:series>
          <chart:series chart:style-name="ch9" chart:values-cell-range-address="'Operational ans Linear'.J9:'Operational ans Linear'.J19" chart:label-cell-address="'Operational ans Linear'.J8:'Operational ans Linear'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Operational ans Linear'.F8:'Operational ans Linear'.F8</svg:desc>
                </draw:g>
              </table:table-cell>
              <table:table-cell office:value-type="string">
                <text:p>f'(n)</text:p>
                <draw:g>
                  <svg:desc>'Operational ans Linear'.G8:'Operational ans Linear'.G8</svg:desc>
                </draw:g>
              </table:table-cell>
              <table:table-cell office:value-type="string">
                <text:p>BigO</text:p>
                <draw:g>
                  <svg:desc>'Operational ans Linear'.I8:'Operational ans Linear'.I8</svg:desc>
                </draw:g>
              </table:table-cell>
              <table:table-cell office:value-type="string">
                <text:p>Difference</text:p>
                <draw:g>
                  <svg:desc>'Operational ans Linear'.J8:'Operational ans Linear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perational ans Linear'.D9:'Operational ans Linear'.D19</svg:desc>
                </draw:g>
              </table:table-cell>
              <table:table-cell office:value-type="float" office:value="194">
                <text:p>194</text:p>
                <draw:g>
                  <svg:desc>'Operational ans Linear'.F9:'Operational ans Linear'.F19</svg:desc>
                </draw:g>
              </table:table-cell>
              <table:table-cell office:value-type="float" office:value="294.9168">
                <text:p>294.9168</text:p>
                <draw:g>
                  <svg:desc>'Operational ans Linear'.G9:'Operational ans Linear'.G19</svg:desc>
                </draw:g>
              </table:table-cell>
              <table:table-cell office:value-type="float" office:value="0.4">
                <text:p>0.4</text:p>
                <draw:g>
                  <svg:desc>'Operational ans Linear'.I9:'Operational ans Linear'.I19</svg:desc>
                </draw:g>
              </table:table-cell>
              <table:table-cell office:value-type="float" office:value="-294.5168">
                <text:p>-294.5168</text:p>
                <draw:g>
                  <svg:desc>'Operational ans Linear'.J9:'Operational ans Linear'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44">
                <text:p>344</text:p>
              </table:table-cell>
              <table:table-cell office:value-type="float" office:value="205.6312">
                <text:p>205.6312</text:p>
              </table:table-cell>
              <table:table-cell office:value-type="float" office:value="0.8">
                <text:p>0.8</text:p>
              </table:table-cell>
              <table:table-cell office:value-type="float" office:value="-204.8312">
                <text:p>-204.8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181.8932">
                <text:p>181.8932</text:p>
              </table:table-cell>
              <table:table-cell office:value-type="float" office:value="1.2">
                <text:p>1.2</text:p>
              </table:table-cell>
              <table:table-cell office:value-type="float" office:value="-180.6932">
                <text:p>-180.6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76">
                <text:p>476</text:p>
              </table:table-cell>
              <table:table-cell office:value-type="float" office:value="223.7028">
                <text:p>223.7028</text:p>
              </table:table-cell>
              <table:table-cell office:value-type="float" office:value="1.6">
                <text:p>1.6</text:p>
              </table:table-cell>
              <table:table-cell office:value-type="float" office:value="-222.1028">
                <text:p>-222.1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54">
                <text:p>354</text:p>
              </table:table-cell>
              <table:table-cell office:value-type="float" office:value="331.06">
                <text:p>331.06</text:p>
              </table:table-cell>
              <table:table-cell office:value-type="float" office:value="2">
                <text:p>2</text:p>
              </table:table-cell>
              <table:table-cell office:value-type="float" office:value="-329.06">
                <text:p>-329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24">
                <text:p>224</text:p>
              </table:table-cell>
              <table:table-cell office:value-type="float" office:value="503.9648">
                <text:p>503.9648</text:p>
              </table:table-cell>
              <table:table-cell office:value-type="float" office:value="2.4">
                <text:p>2.4</text:p>
              </table:table-cell>
              <table:table-cell office:value-type="float" office:value="-501.5648">
                <text:p>-501.5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30">
                <text:p>730</text:p>
              </table:table-cell>
              <table:table-cell office:value-type="float" office:value="742.4172">
                <text:p>742.4172</text:p>
              </table:table-cell>
              <table:table-cell office:value-type="float" office:value="2.8">
                <text:p>2.8</text:p>
              </table:table-cell>
              <table:table-cell office:value-type="float" office:value="-739.6172">
                <text:p>-739.6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152">
                <text:p>1152</text:p>
              </table:table-cell>
              <table:table-cell office:value-type="float" office:value="1046.4172">
                <text:p>1046.4172</text:p>
              </table:table-cell>
              <table:table-cell office:value-type="float" office:value="3.2">
                <text:p>3.2</text:p>
              </table:table-cell>
              <table:table-cell office:value-type="float" office:value="-1043.2172">
                <text:p>-1043.2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86cm" svg:height="9cm" xlink:href=".." xlink:type="simple" chart:class="chart:scatter" chart:style-name="ch1">
        <chart:legend chart:legend-position="end" svg:x="14.234cm" svg:y="3.402cm" style:legend-expansion="high" chart:style-name="ch2"/>
        <chart:plot-area chart:style-name="ch3" table:cell-range-address="'Operational ans Binary'.D9:'Operational ans Binary'.D19 'Operational ans Binary'.F8:'Operational ans Binary'.G19 'Operational ans Binary'.I8:'Operational ans Binary'.J19" chart:data-source-has-labels="row" svg:x="0.791cm" svg:y="0.855cm" svg:width="12.761cm" svg:height="7.545cm">
          <chartooo:coordinate-region svg:x="1.598cm" svg:y="1.067cm" svg:width="11.6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rational ans Binary'.F9:'Operational ans Binary'.F19" chart:label-cell-address="'Operational ans Binary'.F8:'Operational ans Binary'.F8" chart:class="chart:scatter">
            <chart:domain table:cell-range-address="'Operational ans Binary'.D9:'Operational ans Binary'.D19"/>
            <chart:data-point chart:repeated="11"/>
          </chart:series>
          <chart:series chart:style-name="ch7" chart:values-cell-range-address="'Operational ans Binary'.G9:'Operational ans Binary'.G19" chart:label-cell-address="'Operational ans Binary'.G8:'Operational ans Binary'.G8" chart:class="chart:scatter">
            <chart:data-point chart:repeated="11"/>
          </chart:series>
          <chart:series chart:style-name="ch8" chart:values-cell-range-address="'Operational ans Binary'.I9:'Operational ans Binary'.I19" chart:label-cell-address="'Operational ans Binary'.I8:'Operational ans Binary'.I8" chart:class="chart:scatter">
            <chart:data-point chart:repeated="11"/>
          </chart:series>
          <chart:series chart:style-name="ch9" chart:values-cell-range-address="'Operational ans Binary'.J9:'Operational ans Binary'.J19" chart:label-cell-address="'Operational ans Binary'.J8:'Operational ans Binary'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Operational ans Binary'.F8:'Operational ans Binary'.F8</svg:desc>
                </draw:g>
              </table:table-cell>
              <table:table-cell office:value-type="string">
                <text:p>f'(n)</text:p>
                <draw:g>
                  <svg:desc>'Operational ans Binary'.G8:'Operational ans Binary'.G8</svg:desc>
                </draw:g>
              </table:table-cell>
              <table:table-cell office:value-type="string">
                <text:p>BigO</text:p>
                <draw:g>
                  <svg:desc>'Operational ans Binary'.I8:'Operational ans Binary'.I8</svg:desc>
                </draw:g>
              </table:table-cell>
              <table:table-cell office:value-type="string">
                <text:p>Difference</text:p>
                <draw:g>
                  <svg:desc>'Operational ans Binary'.J8:'Operational ans Binary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perational ans Binary'.D9:'Operational ans Binary'.D19</svg:desc>
                </draw:g>
              </table:table-cell>
              <table:table-cell office:value-type="float" office:value="72">
                <text:p>72</text:p>
                <draw:g>
                  <svg:desc>'Operational ans Binary'.F9:'Operational ans Binary'.F19</svg:desc>
                </draw:g>
              </table:table-cell>
              <table:table-cell office:value-type="float" office:value="66.583319">
                <text:p>66.583319</text:p>
                <draw:g>
                  <svg:desc>'Operational ans Binary'.G9:'Operational ans Binary'.G19</svg:desc>
                </draw:g>
              </table:table-cell>
              <table:table-cell office:value-type="float" office:value="0.000199315685693242">
                <text:p>0.000199315685693242</text:p>
                <draw:g>
                  <svg:desc>'Operational ans Binary'.I9:'Operational ans Binary'.I19</svg:desc>
                </draw:g>
              </table:table-cell>
              <table:table-cell office:value-type="float" office:value="-66.5831196843143">
                <text:p>-66.5831196843143</text:p>
                <draw:g>
                  <svg:desc>'Operational ans Binary'.J9:'Operational ans Binary'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63.726176">
                <text:p>63.726176</text:p>
              </table:table-cell>
              <table:table-cell office:value-type="float" office:value="0.000229315685693242">
                <text:p>0.000229315685693242</text:p>
              </table:table-cell>
              <table:table-cell office:value-type="float" office:value="-63.7259466843143">
                <text:p>-63.725946684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2">
                <text:p>52</text:p>
              </table:table-cell>
              <table:table-cell office:value-type="float" office:value="61.464271">
                <text:p>61.464271</text:p>
              </table:table-cell>
              <table:table-cell office:value-type="float" office:value="0.000246864560714876">
                <text:p>0.000246864560714876</text:p>
              </table:table-cell>
              <table:table-cell office:value-type="float" office:value="-61.4640241354393">
                <text:p>-61.4640241354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52">
                <text:p>52</text:p>
              </table:table-cell>
              <table:table-cell office:value-type="float" office:value="59.797604">
                <text:p>59.797604</text:p>
              </table:table-cell>
              <table:table-cell office:value-type="float" office:value="0.000259315685693242">
                <text:p>0.000259315685693242</text:p>
              </table:table-cell>
              <table:table-cell office:value-type="float" office:value="-59.7973446843143">
                <text:p>-59.7973446843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2">
                <text:p>82</text:p>
              </table:table-cell>
              <table:table-cell office:value-type="float" office:value="58.726175">
                <text:p>58.726175</text:p>
              </table:table-cell>
              <table:table-cell office:value-type="float" office:value="0.000268973528539863">
                <text:p>0.000268973528539863</text:p>
              </table:table-cell>
              <table:table-cell office:value-type="float" office:value="-58.7259060264715">
                <text:p>-58.7259060264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2">
                <text:p>42</text:p>
              </table:table-cell>
              <table:table-cell office:value-type="float" office:value="58.249984">
                <text:p>58.249984</text:p>
              </table:table-cell>
              <table:table-cell office:value-type="float" office:value="0.000276864560714876">
                <text:p>0.000276864560714876</text:p>
              </table:table-cell>
              <table:table-cell office:value-type="float" office:value="-58.2497071354393">
                <text:p>-58.2497071354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2">
                <text:p>72</text:p>
              </table:table-cell>
              <table:table-cell office:value-type="float" office:value="58.369031">
                <text:p>58.369031</text:p>
              </table:table-cell>
              <table:table-cell office:value-type="float" office:value="0.00028353633335497">
                <text:p>0.00028353633335497</text:p>
              </table:table-cell>
              <table:table-cell office:value-type="float" office:value="-58.3687474636667">
                <text:p>-58.368747463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2">
                <text:p>52</text:p>
              </table:table-cell>
              <table:table-cell office:value-type="float" office:value="59.083316">
                <text:p>59.083316</text:p>
              </table:table-cell>
              <table:table-cell office:value-type="float" office:value="0.000289315685693242">
                <text:p>0.000289315685693242</text:p>
              </table:table-cell>
              <table:table-cell office:value-type="float" office:value="-59.0830266843143">
                <text:p>-59.0830266843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